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96pt" style:use-optimal-row-height="false" fo:break-before="auto"/>
    </style:style>
    <style:style style:name="ro9" style:family="table-row">
      <style:table-row-properties style:row-height="86.4pt" style:use-optimal-row-height="true" fo:break-before="auto"/>
    </style:style>
    <style:style style:name="ro10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12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12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12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18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9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9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5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8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should be displayed in German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4:38:07Z</dc:date>
  </office:meta>
</office:document-meta>
</file>